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 style:shadow="none"/>
    </style:style>
    <style:style style:name="Table4.A" style:family="table-column">
      <style:table-column-properties style:column-width="2.302cm" style:rel-column-width="8975*"/>
    </style:style>
    <style:style style:name="Table4.B" style:family="table-column">
      <style:table-column-properties style:column-width="14.504cm" style:rel-column-width="5656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699cm" style:rel-column-width="1530*"/>
    </style:style>
    <style:style style:name="Table9.B" style:family="table-column">
      <style:table-column-properties style:column-width="14.108cm" style:rel-column-width="799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officeooo:rsid="001d75a2" officeooo:paragraph-rsid="001d75a2"/>
    </style:style>
    <style:style style:name="P6" style:family="paragraph" style:parent-style-name="Table_20_Contents">
      <style:text-properties officeooo:rsid="001f6b73" officeooo:paragraph-rsid="001f6b73"/>
    </style:style>
    <style:style style:name="P7" style:family="paragraph" style:parent-style-name="Table_20_Contents">
      <style:text-properties officeooo:paragraph-rsid="001f6b73"/>
    </style:style>
    <style:style style:name="P8" style:family="paragraph" style:parent-style-name="Table_20_Contents">
      <style:text-properties officeooo:rsid="002429a3" officeooo:paragraph-rsid="002429a3"/>
    </style:style>
    <style:style style:name="P9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10" style:family="paragraph" style:parent-style-name="Standard">
      <style:text-properties fo:font-weight="bold" officeooo:rsid="002764e3" officeooo:paragraph-rsid="002764e3" style:font-weight-asian="bold" style:font-weight-complex="bold"/>
    </style:style>
    <style:style style:name="P11" style:family="paragraph" style:parent-style-name="Standard">
      <style:text-properties officeooo:rsid="001bd6c5" officeooo:paragraph-rsid="001f6b73"/>
    </style:style>
    <style:style style:name="P12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3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4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5" style:family="paragraph" style:parent-style-name="Table_20_Contents">
      <style:text-properties fo:font-weight="bold" officeooo:rsid="002764e3" officeooo:paragraph-rsid="002764e3" style:font-weight-asian="bold" style:font-weight-complex="bold"/>
    </style:style>
    <style:style style:name="P16" style:family="paragraph" style:parent-style-name="Table_20_Contents">
      <style:text-properties officeooo:rsid="001f6b73" officeooo:paragraph-rsid="001f6b73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c14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álise do Sistema</text:p>
      <text:p text:style-name="Subtitle">Levantamento de Requisitos</text:p>
      <text:h text:style-name="Heading_20_1" text:outline-level="1"><text:span text:style-name="T1">Avaliação de </text:span>Pré-Requisito 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ID Solicitação:</text:p>
          </table:table-cell>
          <table:table-cell table:style-name="Table11.B1" office:value-type="string">
            <text:p text:style-name="P4"><office:annotation><dc:creator>João (Home)</dc:creator><dc:date>2015-06-14T12:09:14</dc:date><text:list text:style-name=""><text:list-item><text:p text:style-name="P17"><text:span text:style-name="T2">Identificação da solicitação de avaliação de requisitos, no formato:</text:span></text:p></text:list-item><text:list-item><text:p text:style-name="P17"><text:span text:style-name="T2">- AnoMesDiaHoraMinuto.</text:span></text:p></text:list-item><text:list-item><text:p text:style-name="P17"><text:span text:style-name="T2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2">Solicitante:</text:p>
                </table:table-cell>
                <table:table-cell table:style-name="Table2.B1" office:value-type="string">
                  <text:p text:style-name="Table_20_Contents"><office:annotation><dc:creator>João (Home)</dc:creator><dc:date>2015-06-14T10:52:03</dc:date><text:list text:continue-numbering="true" text:style-name=""><text:list-item><text:p><text:span text:style-name="T2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13">Contato:</text:p>
                </table:table-cell>
                <table:table-cell table:style-name="Table2.B2" office:value-type="string">
                  <text:p text:style-name="P6"><office:annotation><dc:creator>João (Home)</dc:creator><dc:date>2015-06-14T10:58:24</dc:date><text:list text:continue-numbering="true" text:style-name=""><text:list-item><text:p text:style-name="P17"><text:span text:style-name="T2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2">Solicitado em:</text:p>
                </table:table-cell>
                <table:table-cell table:style-name="Table3.A1" office:value-type="string">
                  <text:p text:style-name="Table_20_Contents"><office:annotation><dc:creator>João (Home)</dc:creator><dc:date>2015-06-14T10:46:57</dc:date><text:list text:continue-numbering="true" text:style-name=""><text:list-item><text:p text:style-name="P17"><text:span text:style-name="T2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12">Escopo:</text:p>
                </table:table-cell>
                <table:table-cell table:style-name="Table3.D1" office:value-type="string">
                  <text:p text:style-name="Table_20_Contents"><office:annotation><dc:creator>João (Home)</dc:creator><dc:date>2015-06-14T10:47:28</dc:date><text:list text:continue-numbering="true" text:style-name=""><text:list-item><text:p text:style-name="P17"><text:span text:style-name="T2">Informe o escopo que esta solicitação atende:</text:span></text:p></text:list-item><text:list-item><text:p text:style-name="P17"><text:span text:style-name="T2">- Paciente;</text:span></text:p></text:list-item><text:list-item><text:p text:style-name="P17"><text:span text:style-name="T2">- Médico;</text:span></text:p></text:list-item><text:list-item><text:p text:style-name="P17"><text:span text:style-name="T2">- Enfermeiro;</text:span></text:p></text:list-item><text:list-item><text:p text:style-name="P17"><text:span text:style-name="T2">- Bombeiro;</text:span></text:p></text:list-item><text:list-item><text:p text:style-name="P17"><text:span text:style-name="T2">- Famíliar;</text:span></text:p></text:list-item><text:list-item><text:p text:style-name="P17"><text:span text:style-name="T2">- Comum;</text:span></text:p></text:list-item><text:list-item><text:p text:style-name="P17"><text:span text:style-name="T2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Id Pré-Req<office:annotation><dc:creator>João (Home)</dc:creator><dc:date>2015-06-15T10:01:24.398372884</dc:date><text:list text:continue-numbering="true" text:style-name=""><text:list-item><text:p text:style-name="P18"><text:span text:style-name="T3">Identifição do pré-requisito, no formato:</text:span></text:p></text:list-item><text:list-item><text:p text:style-name="P18"><text:span text:style-name="T3">- P####</text:span></text:p></text:list-item><text:list-item><text:p text:style-name="P18"><text:span text:style-name="T3">Ex: P1453.</text:span></text:p></text:list-item></text:list></office:annotation></text:p>
                </table:table-cell>
                <table:table-cell table:style-name="Table4.B1" office:value-type="string">
                  <text:p text:style-name="P10">Solicitação<office:annotation><dc:creator>João (Home)</dc:creator><dc:date>2015-06-15T10:02:32.675896221</dc:date><text:list text:continue-numbering="true" text:style-name=""><text:list-item><text:p text:style-name="P18"><text:span text:style-name="T3">Descrição da solicitação de pré-requisito.</text:span></text:p></text:list-item></text:list></office:annotation></text:p>
                </table:table-cell>
              </table:table-row>
              <table:table-row>
                <table:table-cell table:style-name="Table4.A2" office:value-type="string">
                  <text:p text:style-name="P6"/>
                </table:table-cell>
                <table:table-cell table:style-name="Table4.B2" office:value-type="string">
                  <text:p text:style-name="P11"/>
                </table:table-cell>
              </table:table-row>
            </table:table>
            <text:p text:style-name="P7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continue-numbering="true" text:style-name=""><text:list-item><text:p text:style-name="P17"><text:span text:style-name="T2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3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17"><text:span text:style-name="T2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4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17"><text:span text:style-name="T2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4">Situação:</text:p>
                </table:table-cell>
                <table:table-cell table:style-name="Table8.D1" office:value-type="string">
                  <text:p text:style-name="P8">Pendente<office:annotation><dc:creator>João (Home)</dc:creator><dc:date>2015-06-14T12:15:34</dc:date><text:list text:continue-numbering="true" text:style-name=""><text:list-item><text:p text:style-name="P19"><text:span text:style-name="T2">Situação da solicitação:</text:span></text:p></text:list-item><text:list-item><text:p text:style-name="P19"><text:span text:style-name="T2">- Pendente;</text:span></text:p></text:list-item><text:list-item><text:p text:style-name="P19"><text:span text:style-name="T2">- Em avaliação;</text:span></text:p></text:list-item><text:list-item><text:p text:style-name="P19"><text:span text:style-name="T2">- Aceita;</text:span></text:p></text:list-item><text:list-item><text:p text:style-name="P19"><text:span text:style-name="T2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4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17"><text:span text:style-name="T2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4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17"><text:span text:style-name="T2">Parecer da avaliação, pode ser:</text:span></text:p></text:list-item><text:list-item><text:p text:style-name="P17"><text:span text:style-name="T2">- Definição de novo requisito;</text:span></text:p></text:list-item><text:list-item><text:p text:style-name="P17"><text:span text:style-name="T2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o Saúde<text:tab/><text:tab/>Formulário de Pré-Requisitos</text:p>
      </style:header>
      <style:footer>
        <text:p text:style-name="MP2">Equipe de Análise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5T10:03:40.206222645</dc:date>
    <dc:creator>João (Home)</dc:creator>
    <meta:editing-duration>PT1H37M56S</meta:editing-duration>
    <meta:editing-cycles>10</meta:editing-cycles>
    <meta:generator>LibreOffice/4.2.8.2$Linux_X86_64 LibreOffice_project/420m0$Build-2</meta:generator>
    <dc:description>Formulário de solicitação de avaliação de requisitos.</dc:description>
    <dc:subject>Solicitação de Requisitos</dc:subject>
    <dc:title>Levantamento de Requisitos</dc:title>
    <meta:document-statistic meta:table-count="11" meta:image-count="0" meta:object-count="0" meta:page-count="1" meta:paragraph-count="31" meta:word-count="42" meta:character-count="316" meta:non-whitespace-character-count="292"/>
    <meta:user-defined meta:name="Aprovado" meta:value-type="boolean">false</meta:user-defined>
    <meta:user-defined meta:name="Checked by"/>
    <meta:user-defined meta:name="Date completed" meta:value-type="date">2015-06-14</meta:user-defined>
    <meta:user-defined meta:name="E-Mail">mouraja@hotmail.com</meta:user-defined>
    <meta:user-defined meta:name="Group" meta:value-type="string">É nóis do Sicoob</meta:user-defined>
    <meta:user-defined meta:name="Project" meta:value-type="string">Saúde</meta:user-defined>
    <meta:user-defined meta:name="Purpose" meta:value-type="string">Solicitar a avaliação de um pré-requisito, e transformá-lo em requisito do projeto.</meta:user-defined>
    <meta:user-defined meta:name="Status" meta:value-type="string">Pendente</meta:user-defined>
  </office:meta>
</office:document-meta>
</file>